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a xlink:href="py3o://for=%22obj%20in%20objects%22" xlink:type="simple">for="obj in objects"</text:a></text:p>
          </table:table-cell>
          <table:covered-table-cell table:number-columns-repeated="5"/>
        </table:table-row>
        <table:table-row table:style-name="ro2">
          <table:table-cell table:number-columns-spanned="6" table:number-rows-spanned="1"/>
          <table:covered-table-cell table:number-columns-repeated="5"/>
        </table:table-row>
        <table:table-row table:style-name="ro2">
          <table:table-cell table:style-name="ce2" office:value-type="string" calcext:value-type="string" table:number-columns-spanned="6" table:number-rows-spanned="1">
            <text:p>Template of Budget</text:p>
          </table:table-cell>
          <table:covered-table-cell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${obj.name}</text:p>
          </table:table-cell>
          <table:covered-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1">
          <table:table-cell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 style:data-style-name="N2" text:time-value="10:27:03.2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0T09:53:32.821000000</meta:creation-date>
    <dc:date>2024-08-20T10:38:00.243000000</dc:date>
    <meta:editing-duration>PT22M54S</meta:editing-duration>
    <meta:editing-cycles>3</meta:editing-cycles>
    <meta:generator>LibreOffice/24.2.4.2$Windows_X86_64 LibreOffice_project/51a6219feb6075d9a4c46691dcfe0cd9c4fff3c2</meta:generator>
    <meta:document-statistic meta:table-count="1" meta:cell-count="4" meta:object-count="0"/>
  </office:meta>
</office:document-meta>
</file>